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322cm 5.4986316413767cm)" svg:viewBox="0 0 2008 1205" draw:points="0,3707 201,4310 579,4194 1153,3992 2008,3707 1807,3105">
          <text:p/>
        </draw:polyline>
        <draw:frame draw:style-name="gr5" draw:text-style-name="P2" draw:id="id12" draw:layer="layout" svg:width="3.175cm" svg:height="0.64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4.6114012867323cm 4.24863164137669cm)" svg:viewBox="0 0 2008 1205" draw:points="0,-575 201,28 1153,-290 2008,-575 1807,-1177">
          <text:p/>
        </draw:polyline>
        <draw:frame draw:style-name="gr8" draw:text-style-name="P2" draw:id="id31" draw:layer="layout" svg:width="3.81cm" svg:height="0.64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2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4.0754012867322cm 12.4936316413766cm)" svg:viewBox="0 0 2008 1205" draw:points="0,15408 201,16011 1153,15693 2008,15408 1807,14806">
          <text:p/>
        </draw:polyline>
        <draw:frame draw:style-name="gr8" draw:text-style-name="P2" draw:id="id9" draw:layer="layout" svg:width="2.54cm" svg:height="1.029cm" svg:x="13.7cm" svg:y="13.7cm">
          <draw:text-box>
            <text:p text:style-name="P1"><text:span text:style-name="T1">Produkte-definitionen</text:span></text:p>
          </draw:text-box>
        </draw:frame>
        <draw:polyline draw:style-name="gr9" draw:text-style-name="P1" draw:id="id36" draw:layer="layout" svg:width="2.007cm" svg:height="1.204cm" draw:transform="rotate (-0.321664181143681) translate (5.00040128673228cm 13.7736316413766cm)" svg:viewBox="0 0 2008 1205" draw:points="0,23575 201,24178 1153,23860 2008,23575 1807,22973">
          <text:p/>
        </draw:polyline>
        <draw:polyline draw:style-name="gr10" draw:text-style-name="P1" draw:layer="layout" svg:width="2.007cm" svg:height="1.204cm" draw:transform="rotate (-0.321664181143681) translate (5.39040128673245cm 18.1986316413766cm)" svg:viewBox="0 0 2008 1205" draw:points="0,31724 201,32327 1153,32009 2008,31724 1807,31122">
          <text:p/>
        </draw:polyline>
        <draw:frame draw:style-name="gr8" draw:text-style-name="P2" draw:id="id2" draw:layer="layout" svg:width="1.905cm" svg:height="0.64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draw:id="id7" draw:layer="layout" svg:width="2.007cm" svg:height="1.204cm" draw:transform="rotate (-0.321664181143681) translate (5.39140128673243cm 18.1996316413766cm)" svg:viewBox="0 0 2008 1205" draw:points="0,31725 201,32328 1153,32010 2008,31725 1807,31123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draw:id="id3" draw:layer="layout" svg:width="1.269cm" svg:height="-0.001cm" draw:transform="rotate (-1.57079632679579) translate (11.795cm 18.78cm)" svg:viewBox="0 0 1270 0" draw:points="0,-23590 635,-23590 1270,-2359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1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4.97cm" svg:y1="13.7cm" svg:x2="14.652cm" svg:y2="11.795cm" draw:start-shape="id9" draw:start-glue-point="0" draw:end-shape="id8" svg:d="m14970 13700c0-1428-318-476-318-1905">
          <text:p/>
        </draw:connector>
        <draw:polyline draw:style-name="gr12" draw:text-style-name="P1" draw:id="id11" draw:layer="layout" svg:width="1.269cm" svg:height="-0.001cm" draw:transform="rotate (-1.57079632679579) translate (11.795cm 8.62cm)" svg:viewBox="0 0 1270 0" draw:points="0,-23590 635,-23590 1270,-2359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draw:line-skew="1.173cm" svg:x1="11.795cm" svg:y1="9.255cm" svg:x2="12.43cm" svg:y2="10.208cm" draw:start-shape="id11" draw:start-glue-point="1" draw:end-shape="id8" draw:end-glue-point="6" svg:d="m11795 9255c745 0 428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draw:id="id16" draw:layer="layout" svg:width="1.269cm" svg:height="-0.001cm" draw:transform="rotate (-1.57079632679579) translate (17.51cm 1.77cm)" svg:viewBox="0 0 1270 0" draw:points="0,-35020 635,-35020 1270,-35020">
          <svg:title>blah</svg:title>
          <svg:desc>blue</svg:desc>
          <text:p/>
        </draw:polyline>
        <draw:connector draw:style-name="gr14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4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id="id17" draw:layer="layout" svg:width="3.175cm" svg:height="1.27cm" svg:x="24.19cm" svg:y="4.11cm">
          <draw:text-box>
            <text:p text:style-name="P3"><text:span text:style-name="T2">Niveau-Kontrolle</text:span></text:p>
          </draw:text-box>
        </draw:frame>
        <draw:polyline draw:style-name="gr12" draw:text-style-name="P1" draw:id="id18" draw:layer="layout" svg:width="1.269cm" svg:height="-0.001cm" draw:transform="rotate (-1.57079632679579) translate (22.285cm 4.11cm)" svg:viewBox="0 0 1270 0" draw:points="0,-44570 635,-44570 1270,-44570">
          <text:p/>
        </draw:polyline>
        <draw:connector draw:style-name="gr11" draw:text-style-name="P1" draw:layer="layout" draw:type="curve" svg:x1="24.19cm" svg:y1="4.745cm" svg:x2="22.285cm" svg:y2="4.745cm" draw:start-shape="id17" draw:start-glue-point="3" draw:end-shape="id18" draw:end-glue-point="1" svg:d="m24190 4745h-1905">
          <text:p/>
        </draw:connector>
        <draw:connector draw:style-name="gr11" draw:text-style-name="P1" draw:layer="layout" draw:type="curve" draw:line-skew="0.219cm" svg:x1="22.285cm" svg:y1="4.745cm" svg:x2="15.499cm" svg:y2="8.767cm" draw:start-shape="id18" draw:start-glue-point="1" draw:end-shape="id8" draw:end-glue-point="13" svg:d="m22285 4745c0 3720-6786 1709-6786 4022">
          <text:p/>
        </draw:connector>
        <draw:polyline draw:style-name="gr12" draw:text-style-name="P1" draw:id="id24" draw:layer="layout" svg:width="1.269cm" svg:height="-0.001cm" draw:transform="rotate (-1.57079632679579) translate (19.415cm 11.16cm)" svg:viewBox="0 0 1270 0" draw:points="0,-38830 635,-38830 1270,-38830">
          <text:p/>
        </draw:polyline>
        <draw:polyline draw:style-name="gr12" draw:text-style-name="P1" draw:id="id19" draw:layer="layout" svg:width="1.269cm" svg:height="-0.001cm" draw:transform="rotate (-1.57079632679579) translate (20.685cm 7.985cm)" svg:viewBox="0 0 1270 0" draw:points="0,-41370 635,-41370 1270,-41370">
          <text:p/>
        </draw:polyline>
        <draw:polyline draw:style-name="gr12" draw:text-style-name="P1" draw:id="id21" draw:layer="layout" svg:width="1.269cm" svg:height="-0.001cm" draw:transform="rotate (-1.57079632679579) translate (20.685cm 9.89cm)" svg:viewBox="0 0 1270 0" draw:points="0,-41370 635,-41370 1270,-41370">
          <text:p/>
        </draw:polyline>
        <draw:custom-shape draw:style-name="gr1" draw:text-style-name="P2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draw:line-skew="1.345cm" svg:x1="20.685cm" svg:y1="10.525cm" svg:x2="16.224cm" svg:y2="9.085cm" draw:start-shape="id21" draw:start-glue-point="1" draw:end-shape="id8" draw:end-glue-point="11" svg:d="m20685 10525c0-1593-4461-873-4461-1440">
          <text:p/>
        </draw:connector>
        <draw:frame draw:style-name="gr16" draw:text-style-name="P5" draw:layer="layout" svg:width="1.171cm" svg:height="0.64cm" svg:x="12.507cm" svg:y="17.163cm">
          <draw:text-box>
            <text:p><text:span text:style-name="T1">CT2</text:span></text:p>
          </draw:text-box>
        </draw:frame>
        <draw:frame draw:style-name="gr16" draw:text-style-name="P5" draw:layer="layout" svg:width="0.93cm" svg:height="0.64cm" svg:x="11.311cm" svg:y="6.084cm">
          <draw:text-box>
            <text:p><text:span text:style-name="T1">P1</text:span></text:p>
          </draw:text-box>
        </draw:frame>
        <draw:frame draw:style-name="gr16" draw:text-style-name="P6" draw:layer="layout" svg:width="1.239cm" svg:height="0.645cm" svg:x="19.528cm" svg:y="14.971cm">
          <draw:text-box>
            <text:p><text:span text:style-name="T4">CM2</text:span></text:p>
          </draw:text-box>
        </draw:frame>
        <draw:frame draw:style-name="gr16" draw:text-style-name="P5" draw:layer="layout" svg:width="1.184cm" svg:height="0.64cm" svg:x="18.886cm" svg:y="10.519cm">
          <draw:text-box>
            <text:p><text:span text:style-name="T1">CK1</text:span></text:p>
          </draw:text-box>
        </draw:frame>
        <draw:frame draw:style-name="gr16" draw:text-style-name="P5" draw:layer="layout" svg:width="1.171cm" svg:height="0.64cm" svg:x="11.177cm" svg:y="18.102cm">
          <draw:text-box>
            <text:p><text:span text:style-name="T1">CT1</text:span></text:p>
          </draw:text-box>
        </draw:frame>
        <draw:frame draw:style-name="gr16" draw:text-style-name="P5" draw:layer="layout" svg:width="1.048cm" svg:height="0.64cm" svg:x="11.334cm" svg:y="7.989cm">
          <draw:text-box>
            <text:p><text:span text:style-name="T1">CI1</text:span></text:p>
          </draw:text-box>
        </draw:frame>
        <draw:frame draw:style-name="gr16" draw:text-style-name="P5" draw:layer="layout" svg:width="1.302cm" svg:height="0.64cm" svg:x="20.193cm" svg:y="9.248cm">
          <draw:text-box>
            <text:p><text:span text:style-name="T1">CW2</text:span></text:p>
          </draw:text-box>
        </draw:frame>
        <draw:frame draw:style-name="gr16" draw:text-style-name="P5" draw:layer="layout" svg:width="1.302cm" svg:height="0.64cm" svg:x="20.028cm" svg:y="7.343cm">
          <draw:text-box>
            <text:p><text:span text:style-name="T1">CW1</text:span></text:p>
          </draw:text-box>
        </draw:frame>
        <draw:frame draw:style-name="gr16" draw:text-style-name="P5" draw:layer="layout" svg:width="1.205cm" svg:height="0.64cm" svg:x="21.523cm" svg:y="3.479cm">
          <draw:text-box>
            <text:p><text:span text:style-name="T1">CN1</text:span></text:p>
          </draw:text-box>
        </draw:frame>
        <draw:frame draw:style-name="gr16" draw:text-style-name="P5" draw:layer="layout" svg:width="1.184cm" svg:height="0.64cm" svg:x="16.875cm" svg:y="1.139cm">
          <draw:text-box>
            <text:p><text:span text:style-name="T1">CS1</text:span></text:p>
          </draw:text-box>
        </draw:frame>
        <draw:frame draw:style-name="gr16" draw:text-style-name="P5" draw:layer="layout" svg:width="0.93cm" svg:height="0.64cm" svg:x="14.335cm" svg:y="4.814cm">
          <draw:text-box>
            <text:p><text:span text:style-name="T1">P2</text:span></text:p>
          </draw:text-box>
        </draw:frame>
        <draw:frame draw:style-name="gr16" draw:text-style-name="P5" draw:layer="layout" svg:width="0.93cm" svg:height="0.64cm" svg:x="4.81cm" svg:y="14.338cm">
          <draw:text-box>
            <text:p><text:span text:style-name="T1">P3</text:span></text:p>
          </draw:text-box>
        </draw:frame>
        <draw:frame draw:style-name="gr16" draw:text-style-name="P5" draw:layer="layout" svg:width="0.93cm" svg:height="0.64cm" svg:x="13.885cm" svg:y="13.069cm">
          <draw:text-box>
            <text:p><text:span text:style-name="T1">P4</text:span></text:p>
          </draw:text-box>
        </draw:frame>
        <draw:frame draw:style-name="gr16" draw:text-style-name="P5" draw:layer="layout" svg:width="0.93cm" svg:height="0.64cm" svg:x="5.15cm" svg:y="18.774cm">
          <draw:text-box>
            <text:p><text:span text:style-name="T1">P5</text:span></text:p>
          </draw:text-box>
        </draw:frame>
        <draw:frame draw:style-name="gr17" draw:text-style-name="P7" draw:layer="layout" svg:width="8.77cm" svg:height="0.983cm" svg:x="1cm" svg:y="1cm">
          <draw:text-box>
            <text:p><text:span text:style-name="T5">MASCOT-Diagramm “CMC”</text:span></text:p>
          </draw:text-box>
        </draw:frame>
        <draw:connector draw:style-name="gr18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draw:line-skew="0cm -0.59cm" svg:x1="13.081cm" svg:y1="9.085cm" svg:x2="12.202cm" svg:y2="6.705cm" draw:start-shape="id8" draw:start-glue-point="5" draw:end-shape="id12" draw:end-glue-point="0" svg:d="m13081 9085c0-1651 619-1101 619-1990s-1498-1140-1498-390">
          <text:p/>
        </draw:connector>
        <draw:polyline draw:name="blah" draw:style-name="gr12" draw:text-style-name="P1" draw:id="id22" draw:layer="layout" svg:width="1.269cm" svg:height="-0.001cm" draw:transform="rotate (-1.57079632679579) translate (9.255cm 9.89cm)" svg:viewBox="0 0 1270 0" draw:points="0,-18510 635,-18510 1270,-1851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draw:id="id23" draw:layer="layout" svg:width="1.269cm" svg:height="-0.001cm" draw:transform="rotate (-1.57079632679579) translate (10.525cm 11.16cm)" svg:viewBox="0 0 1270 0" draw:points="0,-21050 635,-21050 1270,-2105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4 0 505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draw:id="id26" draw:layer="layout" svg:width="1.269cm" svg:height="-0.001cm" draw:transform="rotate (-1.57079632679579) translate (18.78cm 12.43cm)" svg:viewBox="0 0 1270 0" draw:points="0,-37560 635,-37560 1270,-3756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6" draw:text-style-name="P5" draw:layer="layout" svg:width="1.184cm" svg:height="0.64cm" svg:x="18.126cm" svg:y="11.799cm">
          <draw:text-box>
            <text:p><text:span text:style-name="T1">CK2</text:span></text:p>
          </draw:text-box>
        </draw:frame>
        <draw:custom-shape draw:style-name="gr1" draw:text-style-name="P2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243cm" svg:height="0.64cm" svg:x="17.496cm" svg:y="14.964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3 3226 1536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0-1321 357-1321-4275">
          <text:p/>
        </draw:connector>
        <draw:connector draw:style-name="gr11" draw:text-style-name="P1" draw:layer="layout" draw:type="curve" svg:x1="23.783cm" svg:y1="19.043cm" svg:x2="17.545cm" svg:y2="15.605cm" draw:start-shape="id28" draw:start-glue-point="7" draw:end-shape="id29" draw:end-glue-point="0" svg:d="m23783 19043c0 1311-6238 3030-6238-3438">
          <text:p/>
        </draw:connector>
        <draw:connector draw:style-name="gr11" draw:text-style-name="P1" draw:layer="layout" draw:type="curve" svg:x1="13.383cm" svg:y1="13.065cm" svg:x2="13.763cm" svg:y2="11.625cm" draw:start-shape="id30" draw:start-glue-point="4" draw:end-shape="id8" draw:end-glue-point="12" svg:d="m13383 13065c0-952 380-233 380-1440">
          <text:p/>
        </draw:connector>
        <draw:polyline draw:style-name="gr12" draw:text-style-name="P1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svg:x1="15.605cm" svg:y1="5.435cm" svg:x2="13.142cm" svg:y2="3.803cm" draw:start-shape="id31" draw:end-shape="id13" draw:end-glue-point="9" svg:d="m15605 5435c0-943-2463-128-2463-1632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1" draw:end-glue-point="0" svg:d="m13700 2905c1270 0 1905 843 1905 2530">
          <text:p/>
        </draw:connector>
        <draw:connector draw:style-name="gr11" draw:text-style-name="P1" draw:layer="layout" draw:type="curve" draw:line-skew="0cm 1.135cm" svg:x1="15.605cm" svg:y1="5.435cm" svg:x2="14.653cm" svg:y2="8.62cm" draw:start-shape="id31" draw:start-glue-point="0" draw:end-shape="id8" draw:end-glue-point="4" svg:d="m15605 5435c0-750-1270-500-1270 707s318 572 318 2478">
          <text:p/>
        </draw:connector>
        <draw:frame draw:style-name="gr16" draw:text-style-name="P5" draw:layer="layout" svg:width="1.205cm" svg:height="0.64cm" svg:x="8.493cm" svg:y="9.248cm">
          <draw:text-box>
            <text:p><text:span text:style-name="T1">CU1</text:span></text:p>
          </draw:text-box>
        </draw:frame>
        <draw:frame draw:style-name="gr16" draw:text-style-name="P5" draw:layer="layout" svg:width="1.205cm" svg:height="0.64cm" svg:x="9.86cm" svg:y="10.528cm">
          <draw:text-box>
            <text:p><text:span text:style-name="T1">CU2</text:span></text:p>
          </draw:text-box>
        </draw:frame>
        <draw:frame draw:style-name="gr16" draw:text-style-name="P5" draw:layer="layout" svg:width="1.184cm" svg:height="0.64cm" svg:x="18.251cm" svg:y="6.073cm">
          <draw:text-box>
            <text:p><text:span text:style-name="T1">CS2</text:span></text:p>
          </draw:text-box>
        </draw:frame>
        <draw:frame draw:style-name="gr16" draw:text-style-name="P6" draw:layer="layout" svg:width="1.239cm" svg:height="0.645cm" svg:x="21.229cm" svg:y="14.972cm">
          <draw:text-box>
            <text:p><text:span text:style-name="T4">CM3</text:span></text:p>
          </draw:text-box>
        </draw:frame>
        <draw:polyline draw:style-name="gr12" draw:text-style-name="P1" draw:id="id32" draw:layer="layout" svg:width="1.269cm" svg:height="0cm" svg:x="20.516cm" svg:y="15.606cm" svg:viewBox="0 0 1270 0" draw:points="1270,0 635,0 0,0">
          <text:p/>
        </draw:polyline>
        <draw:connector draw:style-name="gr11" draw:text-style-name="P1" draw:layer="layout" draw:type="curve" svg:x1="21.151cm" svg:y1="15.606cm" svg:x2="23.783cm" svg:y2="17.247cm" draw:start-shape="id32" draw:start-glue-point="0" draw:end-shape="id28" draw:end-glue-point="5" svg:d="m21151 15606c0 1083 2632 263 2632 1641">
          <text:p/>
        </draw:connector>
        <draw:connector draw:style-name="gr11" draw:text-style-name="P1" draw:layer="layout" draw:type="curve" svg:x1="16.224cm" svg:y1="11.33cm" svg:x2="21.151cm" svg:y2="15.606cm" draw:start-shape="id8" draw:start-glue-point="9" draw:end-shape="id32" draw:end-glue-point="0" svg:d="m16224 11330c0 3424 4927 1287 4927 4276">
          <text:p/>
        </draw:connector>
        <draw:frame draw:style-name="gr16" draw:text-style-name="P5" draw:layer="layout" svg:width="1.81cm" svg:height="0.64cm" svg:x="12.19cm" svg:y="17.511cm">
          <draw:text-box>
            <text:p><text:span text:style-name="T1">Interrupt</text:span></text:p>
          </draw:text-box>
        </draw:frame>
        <draw:polyline draw:style-name="gr12" draw:text-style-name="P1" draw:id="id33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3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3" draw:start-glue-point="0" draw:end-shape="id8" draw:end-glue-point="4" svg:d="m17545 6205c0 1942-2892 735-2892 2415">
          <text:p/>
        </draw:connector>
        <draw:frame draw:style-name="gr16" draw:text-style-name="P5" draw:layer="layout" svg:width="1.81cm" svg:height="0.64cm" svg:x="17.598cm" svg:y="5.44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draw:id="id34" draw:layer="layout" svg:width="1.269cm" svg:height="0cm" svg:x="15.31cm" svg:y="16.405cm" svg:viewBox="0 0 1270 0" draw:points="1270,0 635,0 0,0">
          <text:p/>
        </draw:polyline>
        <draw:frame draw:style-name="gr16" draw:text-style-name="P5" draw:layer="layout" svg:width="1.81cm" svg:height="0.64cm" svg:x="15.915cm" svg:y="15.664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4" draw:start-glue-point="0" draw:end-shape="id8" draw:end-glue-point="14" svg:d="m15945 16405c0-3588-472-1211-472-4754">
          <text:p/>
        </draw:connector>
        <draw:custom-shape draw:style-name="gr2" draw:text-style-name="P2" draw:id="id35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draw:line-skew="-0.481cm" svg:x1="15.945cm" svg:y1="16.405cm" svg:x2="15.92cm" svg:y2="17.606cm" draw:start-shape="id34" draw:start-glue-point="0" draw:end-shape="id35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6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6" draw:start-glue-point="1" draw:end-shape="id8" draw:end-glue-point="7" svg:d="m6715 14662c4244 0 6366-1110 6366-3332">
          <text:p/>
        </draw:connector>
      </draw:page>
      <draw:page draw:name="Subsystem Wasserzufuhr" draw:style-name="dp1" draw:master-page-name="Default">
        <draw:frame draw:style-name="gr20" draw:text-style-name="P8" draw:id="id41" draw:layer="layout" svg:width="3.175cm" svg:height="0.64cm" svg:x="16.875cm" svg:y="6.718cm">
          <draw:text-box>
            <text:p text:style-name="P3"><text:span text:style-name="T2">Wasserpumpe</text:span></text:p>
          </draw:text-box>
        </draw:frame>
        <draw:polyline draw:style-name="gr12" draw:text-style-name="P1" draw:id="id37" draw:layer="layout" svg:width="1.269cm" svg:height="-0.001cm" draw:transform="rotate (-1.57079632679579) translate (5.36cm 6.714cm)" svg:viewBox="0 0 1270 0" draw:points="0,-10720 635,-10720 1270,-10720">
          <text:p/>
        </draw:polyline>
        <draw:polyline draw:style-name="gr12" draw:text-style-name="P1" draw:id="id39" draw:layer="layout" svg:width="1.269cm" svg:height="-0.001cm" draw:transform="rotate (-1.57079632679579) translate (5.445cm 9.889cm)" svg:viewBox="0 0 1270 0" draw:points="0,-10890 635,-10890 1270,-10890">
          <text:p/>
        </draw:polyline>
        <draw:polyline draw:style-name="gr12" draw:text-style-name="P1" draw:id="id43" draw:layer="layout" svg:width="1.269cm" svg:height="-0.001cm" draw:transform="rotate (-1.57079632679579) translate (14.97cm 9.255cm)" svg:viewBox="0 0 1270 0" draw:points="0,-29940 635,-29940 1270,-29940">
          <text:p/>
        </draw:polyline>
        <draw:polyline draw:style-name="gr12" draw:text-style-name="P1" draw:id="id44" draw:layer="layout" svg:width="1.269cm" svg:height="-0.001cm" draw:transform="rotate (-1.57079632679579) translate (14.335cm 11.795cm)" svg:viewBox="0 0 1270 0" draw:points="0,-28670 635,-28670 1270,-28670">
          <text:p/>
        </draw:polyline>
        <draw:polyline draw:style-name="gr12" draw:text-style-name="P1" draw:id="id47" draw:layer="layout" svg:width="1.269cm" svg:height="-0.001cm" draw:transform="rotate (-1.57079632679579) translate (14.335cm 14.335cm)" svg:viewBox="0 0 1270 0" draw:points="0,-28670 635,-28670 1270,-28670">
          <text:p/>
        </draw:polyline>
        <draw:polyline draw:style-name="gr12" draw:text-style-name="P1" draw:id="id40" draw:layer="layout" svg:width="1.269cm" svg:height="-0.001cm" draw:transform="rotate (-1.57079632679579) translate (14.97cm 6.725cm)" svg:viewBox="0 0 1270 0" draw:points="0,-29940 635,-29940 1270,-29940">
          <text:p/>
        </draw:polyline>
        <draw:custom-shape draw:style-name="gr2" draw:text-style-name="P2" draw:id="id38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37" draw:start-glue-point="1" draw:end-shape="id38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38" draw:end-shape="id39" draw:end-glue-point="1" svg:d="m8620 8620c-2250 0-663 1904-3175 1904">
          <text:p/>
        </draw:connector>
        <draw:frame draw:style-name="gr21" draw:text-style-name="P8" draw:id="id42" draw:layer="layout" svg:width="3.175cm" svg:height="1.029cm" svg:x="16.875cm" svg:y="9.491cm">
          <draw:text-box>
            <text:p text:style-name="P3"><text:span text:style-name="T2">Durchfluss-messer</text:span></text:p>
          </draw:text-box>
        </draw:frame>
        <draw:frame draw:style-name="gr22" draw:text-style-name="P8" draw:id="id45" draw:layer="layout" svg:width="3.175cm" svg:height="1.029cm" svg:x="16.875cm" svg:y="12.666cm">
          <draw:text-box>
            <text:p text:style-name="P3"><text:span text:style-name="T2">Durchlauf-erhitzer</text:span></text:p>
          </draw:text-box>
        </draw:frame>
        <draw:frame draw:style-name="gr23" draw:text-style-name="P8" draw:id="id46" draw:layer="layout" svg:width="3.175cm" svg:height="2.309cm" svg:x="16.875cm" svg:y="14.97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40" draw:start-glue-point="1" draw:end-shape="id41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38" draw:start-glue-point="11" draw:end-shape="id40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42" draw:start-glue-point="3" draw:end-shape="id43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43" draw:start-glue-point="1" draw:end-shape="id38" svg:d="m14970 9890c-2035 0-766-1270-2540-1270">
          <text:p/>
        </draw:connector>
        <draw:connector draw:style-name="gr11" draw:text-style-name="P1" draw:layer="layout" draw:type="curve" draw:line-skew="0.673cm" svg:x1="11.872cm" svg:y1="9.518cm" svg:x2="14.335cm" svg:y2="12.43cm" draw:start-shape="id38" draw:start-glue-point="9" draw:end-shape="id44" draw:end-glue-point="1" svg:d="m11872 9518c0 2988 2463 1532 2463 2912">
          <text:p/>
        </draw:connector>
        <draw:connector draw:style-name="gr11" draw:text-style-name="P1" draw:layer="layout" draw:type="curve" svg:x1="14.335cm" svg:y1="12.43cm" svg:x2="16.875cm" svg:y2="13.18cm" draw:start-shape="id44" draw:start-glue-point="1" draw:end-shape="id45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46" draw:start-glue-point="3" draw:end-shape="id47" draw:end-glue-point="1" svg:d="m16875 16124c-1773 0-503-1154-2540-1154">
          <text:p/>
        </draw:connector>
        <draw:connector draw:style-name="gr11" draw:text-style-name="P1" draw:layer="layout" draw:type="curve" draw:line-skew="1.755cm" svg:x1="14.335cm" svg:y1="14.97cm" svg:x2="10.525cm" svg:y2="9.89cm" draw:start-shape="id47" draw:start-glue-point="1" draw:end-shape="id38" draw:end-glue-point="8" svg:d="m14335 14970c0-1662-3810 878-3810-5080">
          <text:p/>
        </draw:connector>
        <draw:frame draw:style-name="gr16" draw:text-style-name="P5" draw:layer="layout" svg:width="1.302cm" svg:height="0.64cm" svg:x="5.491cm" svg:y="11.153cm">
          <draw:text-box>
            <text:p><text:span text:style-name="T1">CW3</text:span></text:p>
          </draw:text-box>
        </draw:frame>
        <draw:frame draw:style-name="gr16" draw:text-style-name="P5" draw:layer="layout" svg:width="1.302cm" svg:height="0.64cm" svg:x="14.324cm" svg:y="6.083cm">
          <draw:text-box>
            <text:p><text:span text:style-name="T1">CW5</text:span></text:p>
          </draw:text-box>
        </draw:frame>
        <draw:frame draw:style-name="gr16" draw:text-style-name="P5" draw:layer="layout" svg:width="1.302cm" svg:height="0.64cm" svg:x="4.761cm" svg:y="9.258cm">
          <draw:text-box>
            <text:p><text:span text:style-name="T1">CW2</text:span></text:p>
          </draw:text-box>
        </draw:frame>
        <draw:frame draw:style-name="gr16" draw:text-style-name="P5" draw:layer="layout" svg:width="1.302cm" svg:height="0.64cm" svg:x="13.524cm" svg:y="11.153cm">
          <draw:text-box>
            <text:p><text:span text:style-name="T1">CW7</text:span></text:p>
          </draw:text-box>
        </draw:frame>
        <draw:frame draw:style-name="gr16" draw:text-style-name="P5" draw:layer="layout" svg:width="1.302cm" svg:height="0.64cm" svg:x="13.524cm" svg:y="13.693cm">
          <draw:text-box>
            <text:p><text:span text:style-name="T1">CW8</text:span></text:p>
          </draw:text-box>
        </draw:frame>
        <draw:frame draw:style-name="gr16" draw:text-style-name="P5" draw:layer="layout" svg:width="1.302cm" svg:height="0.64cm" svg:x="4.634cm" svg:y="6.083cm">
          <draw:text-box>
            <text:p><text:span text:style-name="T1">CW1</text:span></text:p>
          </draw:text-box>
        </draw:frame>
        <draw:frame draw:style-name="gr16" draw:text-style-name="P5" draw:layer="layout" svg:width="1.302cm" svg:height="0.64cm" svg:x="14.313cm" svg:y="8.613cm">
          <draw:text-box>
            <text:p><text:span text:style-name="T1">CW6</text:span></text:p>
          </draw:text-box>
        </draw:frame>
        <draw:frame draw:style-name="gr24" draw:text-style-name="P8" draw:id="id48" draw:layer="layout" svg:width="3.175cm" svg:height="2.076cm" svg:x="16.875cm" svg:y="3.45cm">
          <draw:text-box>
            <text:p text:style-name="P3"><text:span text:style-name="T2">Wassersensor</text:span></text:p>
          </draw:text-box>
        </draw:frame>
        <draw:polyline draw:style-name="gr12" draw:text-style-name="P1" draw:id="id49" draw:layer="layout" svg:width="1.269cm" svg:height="-0.001cm" draw:transform="rotate (-1.57079632679579) translate (14.335cm 4.175cm)" svg:viewBox="0 0 1270 0" draw:points="0,-28670 635,-28670 1270,-28670">
          <text:p/>
        </draw:polyline>
        <draw:connector draw:style-name="gr11" draw:text-style-name="P1" draw:layer="layout" draw:type="curve" svg:x1="16.875cm" svg:y1="4.487cm" svg:x2="14.335cm" svg:y2="4.81cm" draw:start-shape="id48" draw:start-glue-point="3" draw:end-shape="id49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49" draw:start-glue-point="1" draw:end-shape="id38" draw:end-glue-point="4" svg:d="m14335 4810c0 1185-3810-85-3810 2540">
          <text:p/>
        </draw:connector>
        <draw:frame draw:style-name="gr16" draw:text-style-name="P5" draw:layer="layout" svg:width="1.302cm" svg:height="0.64cm" svg:x="13.746cm" svg:y="3.533cm">
          <draw:text-box>
            <text:p><text:span text:style-name="T1">CW4</text:span></text:p>
          </draw:text-box>
        </draw:frame>
        <draw:frame draw:style-name="gr16" draw:text-style-name="P5" draw:layer="layout" svg:width="1.81cm" svg:height="0.64cm" svg:x="15.065cm" svg:y="3.543cm">
          <draw:text-box>
            <text:p><text:span text:style-name="T1">Interrupt</text:span></text:p>
          </draw:text-box>
        </draw:frame>
        <draw:custom-shape draw:style-name="gr2" draw:text-style-name="P2" draw:id="id50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38" draw:start-glue-point="7" draw:end-shape="id50" draw:end-glue-point="4" svg:d="m9178 9518c0 3415-1510 1325-1510 4182">
          <text:p/>
        </draw:connector>
        <draw:frame draw:style-name="gr17" draw:text-style-name="P7" draw:layer="layout" svg:width="9.883cm" svg:height="0.983cm" svg:x="1cm" svg:y="1.001cm">
          <draw:text-box>
            <text:p><text:span text:style-name="T5">CMC Wasserzufuhr-Subsystem</text:span></text:p>
          </draw:text-box>
        </draw:frame>
      </draw:page>
      <draw:page draw:name="Subsystem User Interface" draw:style-name="dp1" draw:master-page-name="Default">
        <draw:frame draw:style-name="gr25" draw:text-style-name="P4" draw:id="id56" draw:layer="layout" svg:width="1.905cm" svg:height="1.42cm" svg:x="3.54cm" svg:y="11.01cm">
          <draw:text-box>
            <text:p text:style-name="P9"><text:span text:style-name="T2">Knöpfe</text:span></text:p>
          </draw:text-box>
        </draw:frame>
        <draw:custom-shape draw:style-name="gr3" draw:text-style-name="P2" draw:id="id55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id="id54" draw:layer="layout" svg:width="1.269cm" svg:height="-0.001cm" draw:transform="rotate (-1.57079632679579) translate (7.35cm 11.16cm)" svg:viewBox="0 0 1270 0" draw:points="0,-14700 635,-14700 1270,-14700">
          <text:p/>
        </draw:polyline>
        <draw:frame draw:style-name="gr26" draw:text-style-name="P4" draw:id="id53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51" draw:start-glue-point="6" draw:end-shape="id52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52" draw:start-glue-point="1" draw:end-shape="id53" svg:d="m7350 5445h-1905">
          <text:p/>
        </draw:connector>
        <draw:connector draw:style-name="gr11" draw:text-style-name="P1" draw:layer="layout" draw:type="curve" svg:x1="7.35cm" svg:y1="11.795cm" svg:x2="10.525cm" svg:y2="10.525cm" draw:start-shape="id54" draw:start-glue-point="1" draw:end-shape="id55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56" draw:start-glue-point="1" draw:end-shape="id54" draw:end-glue-point="1" svg:d="m5445 11720c1297 0 345 75 1905 75">
          <text:p/>
        </draw:connector>
        <draw:polyline draw:name="blah" draw:style-name="gr12" draw:text-style-name="P1" draw:id="id52" draw:layer="layout" svg:width="1.269cm" svg:height="-0.001cm" draw:transform="rotate (-1.57079632679579) translate (7.35cm 4.81cm)" svg:viewBox="0 0 1270 0" draw:points="0,-14700 635,-14700 1270,-14700">
          <svg:title>blah</svg:title>
          <svg:desc>blue</svg:desc>
          <text:p/>
        </draw:polyline>
        <draw:polyline draw:style-name="gr9" draw:text-style-name="P1" draw:layer="layout" svg:width="2.007cm" svg:height="1.204cm" draw:transform="rotate (-0.321664181143681) translate (10.7154012867322cm 13.1286316413766cm)" svg:viewBox="0 0 2008 1205" draw:points="0,18737 201,19340 1153,19022 2008,18737 1807,18135">
          <text:p/>
        </draw:polyline>
        <draw:connector draw:style-name="gr11" draw:text-style-name="P1" draw:layer="layout" draw:type="curve" draw:line-skew="-2.803cm" svg:x1="18.462cm" svg:y1="6.08cm" svg:x2="13.939cm" svg:y2="9.626cm" draw:start-shape="id57" draw:start-glue-point="2" draw:end-shape="id55" draw:end-glue-point="11" svg:d="m18462 6080c0-1785-4523-3558-4523 3546">
          <text:p/>
        </draw:connector>
        <draw:frame draw:style-name="gr16" draw:text-style-name="P5" draw:layer="layout" svg:width="0.93cm" svg:height="0.64cm" svg:x="18.485cm" svg:y="5.448cm">
          <draw:text-box>
            <text:p><text:span text:style-name="T1">P1</text:span></text:p>
          </draw:text-box>
        </draw:frame>
        <draw:frame draw:style-name="gr16" draw:text-style-name="P5" draw:layer="layout" svg:width="1.205cm" svg:height="0.64cm" svg:x="6.685cm" svg:y="10.518cm">
          <draw:text-box>
            <text:p><text:span text:style-name="T1">CU3</text:span></text:p>
          </draw:text-box>
        </draw:frame>
        <draw:frame draw:style-name="gr16" draw:text-style-name="P5" draw:layer="layout" svg:width="1.205cm" svg:height="0.64cm" svg:x="6.672cm" svg:y="4.168cm">
          <draw:text-box>
            <text:p><text:span text:style-name="T1">CU4</text:span></text:p>
          </draw:text-box>
        </draw:frame>
        <draw:frame draw:style-name="gr16" draw:text-style-name="P5" draw:layer="layout" svg:width="0.93cm" svg:height="0.64cm" svg:x="11.5cm" svg:y="13.693cm">
          <draw:text-box>
            <text:p><text:span text:style-name="T1">P3</text:span></text:p>
          </draw:text-box>
        </draw:frame>
        <draw:polyline draw:name="blah" draw:style-name="gr12" draw:text-style-name="P1" draw:id="id60" draw:layer="layout" svg:width="1.269cm" svg:height="-0.001cm" draw:transform="rotate (-1.57079632679579) translate (19.353cm 9.201cm)" svg:viewBox="0 0 1270 0" draw:points="0,-38706 635,-38706 1270,-38706">
          <svg:title>blah</svg:title>
          <svg:desc>blue</svg:desc>
          <text:p/>
        </draw:polyline>
        <draw:polyline draw:name="blah" draw:style-name="gr12" draw:text-style-name="P1" draw:id="id58" draw:layer="layout" svg:width="1.269cm" svg:height="-0.001cm" draw:transform="rotate (-1.57079632679579) translate (19.415cm 11.795cm)" svg:viewBox="0 0 1270 0" draw:points="0,-38830 635,-38830 1270,-3883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55" draw:start-glue-point="9" draw:end-shape="id58" draw:end-glue-point="1" svg:d="m13939 11423c0 672 1825 1007 5476 1007">
          <text:p/>
        </draw:connector>
        <draw:frame draw:style-name="gr16" draw:text-style-name="P5" draw:layer="layout" svg:width="1.205cm" svg:height="0.64cm" svg:x="18.788cm" svg:y="8.623cm">
          <draw:text-box>
            <text:p><text:span text:style-name="T1">CU1</text:span></text:p>
          </draw:text-box>
        </draw:frame>
        <draw:frame draw:style-name="gr17" draw:text-style-name="P7" draw:layer="layout" svg:width="9.904cm" svg:height="0.983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draw:id="id57" draw:layer="layout" svg:width="2.007cm" svg:height="1.204cm" draw:transform="rotate (-0.321664181143681) translate (17.7004012867322cm 4.87363164137662cm)" svg:viewBox="0 0 2008 1205" draw:points="0,-1342 201,-739 1153,-1057 2008,-1342 1807,-1944">
          <text:p/>
        </draw:polyline>
        <draw:custom-shape draw:style-name="gr3" draw:text-style-name="P2" draw:id="id51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59" draw:start-glue-point="0" draw:end-shape="id51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60" draw:start-glue-point="1" draw:end-shape="id55" draw:end-glue-point="10" svg:d="m19353 9836c-3753 0-1339 689-4829 689">
          <text:p/>
        </draw:connector>
        <draw:frame draw:style-name="gr16" draw:text-style-name="P5" draw:layer="layout" svg:width="1.205cm" svg:height="0.64cm" svg:x="18.653cm" svg:y="11.163cm">
          <draw:text-box>
            <text:p><text:span text:style-name="T1">CU2</text:span></text:p>
          </draw:text-box>
        </draw:frame>
        <draw:polyline draw:style-name="gr12" draw:text-style-name="P1" draw:id="id59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55" draw:start-glue-point="4" draw:end-shape="id59" draw:end-glue-point="0" svg:d="m12525 9255c0-822-730-187-730-1270">
          <text:p/>
        </draw:connector>
        <draw:frame draw:style-name="gr16" draw:text-style-name="P5" draw:layer="layout" svg:width="1.205cm" svg:height="0.64cm" svg:x="9.955cm" svg:y="7.353cm">
          <draw:text-box>
            <text:p><text:span text:style-name="T1">CU5</text:span></text:p>
          </draw:text-box>
        </draw:frame>
        <draw:connector draw:style-name="gr11" draw:text-style-name="P1" draw:id="id61" draw:layer="layout" draw:type="curve" svg:x1="11.09cm" svg:y1="14.129cm" svg:x2="12.525cm" svg:y2="11.794cm" draw:end-shape="id55" draw:end-glue-point="8" svg:d="m11090 14129c0-1375 1435-208 1435-2335">
          <text:p/>
        </draw:connector>
        <draw:frame draw:style-name="gr8" draw:text-style-name="P2" draw:layer="layout" svg:width="3.81cm" svg:height="0.64cm" svg:x="10.525cm" svg:y="14.335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cm" svg:x="16.875cm" svg:y="6.08cm">
          <draw:text-box>
            <text:p text:style-name="P1"><text:span text:style-name="T1">Statistikdaten</text:span></text:p>
          </draw:text-box>
        </draw:frame>
        <draw:connector draw:style-name="gr11" draw:text-style-name="P1" draw:layer="layout" draw:type="curve" draw:line-skew="-2.491cm" svg:x1="11.11cm" svg:y1="11.423cm" svg:x2="11.09cm" svg:y2="14.129cm" draw:start-shape="id55" draw:start-glue-point="7" draw:end-shape="id61" draw:end-glue-point="2" svg:d="m11110 11423c0 1074-20-279-20 2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mar Vonlanthen</meta:initial-creator>
    <meta:creation-date>2011-06-18T16:54:09</meta:creation-date>
    <dc:date>2011-07-05T18:37:51.31</dc:date>
    <meta:editing-duration>PT08H31M05S</meta:editing-duration>
    <meta:editing-cycles>64</meta:editing-cycles>
    <meta:generator>OpenOffice.org/3.2$Win32 OpenOffice.org_project/320m18$Build-9502</meta:generator>
    <dc:creator>Toni Baumann</dc:creator>
    <meta:document-statistic meta:object-count="182"/>
  </office:meta>
</office:document-meta>
</file>